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898cm"/>
    </style:style>
    <style:style style:name="co4" style:family="table-column">
      <style:table-column-properties fo:break-before="auto" style:column-width="9.2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N°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Repositori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istian Pacheco Diaz</text:p>
          </table:table-cell>
          <table:table-cell office:value-type="string">
            <text:p><text:a xlink:href="https://github.com/cpach37/FullStakeJava">https://github.com/cpach37/FullStakeJava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dgardo Mora</text:p>
          </table:table-cell>
          <table:table-cell office:value-type="string">
            <text:p><text:a xlink:href="https://github.com/EdgardoMD/FullStackRancaguaEMD">https://github.com/EdgardoMD/FullStackRancaguaEMD</text:a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gnacio Millanao</text:p>
          </table:table-cell>
          <table:table-cell office:value-type="string">
            <text:p><text:a xlink:href="https://github.com/igmm98/projectos-Awakelab">https://github.com/igmm98/projectos-Awakelab</text:a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atherine Ramos</text:p>
          </table:table-cell>
          <table:table-cell office:value-type="string">
            <text:p><text:a xlink:href="https://github.com/katramlar/FullStackRancaguaKR">https://github.com/katramlar/FullStackRancaguaKR</text:a>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istobal Cifuentes</text:p>
          </table:table-cell>
          <table:table-cell office:value-type="string">
            <text:p><text:a xlink:href="https://github.com/cristobalcifuentes/cursojava">https://github.com/cristobalcifuentes/cursojava</text:a>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atricio Acuña</text:p>
          </table:table-cell>
          <table:table-cell office:value-type="string">
            <text:p><text:a xlink:href="https://github.com/duckacuna2020/fullstackda">https://github.com/duckacuna2020/fullstackda</text:a>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ernando Mallea</text:p>
          </table:table-cell>
          <table:table-cell office:value-type="string">
            <text:p><text:a xlink:href="https://github.com/fmallea/FullStackRguaFernando.git">https://github.com/fmallea/FullStackRguaFernando.git</text:a>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amaris Letelier</text:p>
          </table:table-cell>
          <table:table-cell office:value-type="string">
            <text:p><text:a xlink:href="https://github.com/DamLetelier/TalentoDigital">https://github.com/DamLetelier/TalentoDigital</text:a>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ecilia Crisostomo</text:p>
          </table:table-cell>
          <table:table-cell office:value-type="string">
            <text:p><text:a xlink:href="https://github.com/CeciiCS/CeciiCSFullStackJava">https://github.com/CeciiCS/CeciiCSFullStackJava</text:a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ristian Escamilla</text:p>
          </table:table-cell>
          <table:table-cell office:value-type="string">
            <text:p><text:a xlink:href="https://github.com/CristianE94/Redbrim.git">https://github.com/CristianE94/Redbrim.git</text:a>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Juan Gonzalez</text:p>
          </table:table-cell>
          <table:table-cell office:value-type="string">
            <text:p><text:a xlink:href="https://github.com/AthosJ/FullStackJava.git">https://github.com/AthosJ/FullStackJava.git</text:a>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ladimir Ureta</text:p>
          </table:table-cell>
          <table:table-cell office:value-type="string">
            <text:p><text:a xlink:href="https://github.com/wladi8/Wladimir.git">https://github.com/wladi8/Wladimir.git</text:a>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14-02-2020</text:date>, <text:time>11:49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waker Rancagua</meta:initial-creator>
    <meta:creation-date>2020-02-11T19:28:12.79</meta:creation-date>
    <dc:date>2020-02-14T11:49:13.52</dc:date>
    <dc:creator>AwakeLab Adalid Chile</dc:creator>
    <meta:editing-duration>PT3H26M18S</meta:editing-duration>
    <meta:editing-cycles>8</meta:editing-cycles>
    <meta:generator>OpenOffice/4.1.7$Win32 OpenOffice.org_project/417m1$Build-9800</meta:generator>
    <meta:document-statistic meta:table-count="3" meta:cell-count="40" meta:object-count="0"/>
  </office:meta>
</office:document-meta>
</file>